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>
      <style:paragraph-properties fo:padding="0.0193in" fo:border="0.0008in solid #d9d9e3"/>
    </style:style>
    <style:style style:name="P4" style:family="paragraph" style:parent-style-name="Text_20_body" style:list-style-name="L1">
      <style:paragraph-properties fo:padding="0.0193in" fo:border="0.0008in solid #d9d9e3"/>
    </style:style>
    <style:style style:name="P5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Шаблоны и иерархия файлов</text:p>
      <text:p text:style-name="P1">ChatGPT</text:p>
      <text:p text:style-name="P2">ChatGPT</text:p>
      <text:p text:style-name="P3">В WordPress система шаблонов определяет, каким образом контент будет отображаться на страницах вашего сайта. Здесь основное правило — WordPress ищет определённые файлы для отображения контента на основе типа страницы и структуры вашего тематического шаблона.</text:p>
      <text:h text:style-name="P5" text:outline-level="3">Иерархия файлов в WordPress:</text:h>
      <text:list xml:id="list9120094092990600118" text:style-name="L1">
        <text:list-item>
          <text:p text:style-name="P4"><text:span text:style-name="Strong_20_Emphasis">index.php:</text:span> Это основной файл шаблона, который используется WordPress, если для конкретной страницы не найден соответствующий файл шаблона.</text:p>
        </text:list-item>
        <text:list-item>
          <text:p text:style-name="P4"><text:span text:style-name="Strong_20_Emphasis">style.css:</text:span> Файл стилей вашей темы, содержащий информацию о названии, авторе и описании темы.</text:p>
        </text:list-item>
        <text:list-item>
          <text:p text:style-name="P4"><text:span text:style-name="Strong_20_Emphasis">header.php:</text:span> Заголовок сайта, общий для всех страниц.</text:p>
        </text:list-item>
        <text:list-item>
          <text:p text:style-name="P4"><text:span text:style-name="Strong_20_Emphasis">footer.php:</text:span> Нижняя часть сайта, также общая для всех страниц.</text:p>
        </text:list-item>
        <text:list-item>
          <text:p text:style-name="P4"><text:span text:style-name="Strong_20_Emphasis">sidebar.php:</text:span> Боковая панель, может быть общей для всех страниц или специфичной для некоторых.</text:p>
        </text:list-item>
        <text:list-item>
          <text:p text:style-name="P4"><text:span text:style-name="Strong_20_Emphasis">single.php:</text:span> Шаблон для отображения одиночных постов.</text:p>
        </text:list-item>
        <text:list-item>
          <text:p text:style-name="P4"><text:span text:style-name="Strong_20_Emphasis">page.php:</text:span> Шаблон для отображения страниц.</text:p>
        </text:list-item>
        <text:list-item>
          <text:p text:style-name="P4"><text:span text:style-name="Strong_20_Emphasis">archive.php:</text:span> Шаблон для архивных страниц, таких как категории, теги и другие архивы.</text:p>
        </text:list-item>
        <text:list-item>
          <text:p text:style-name="P4"><text:span text:style-name="Strong_20_Emphasis">404.php:</text:span> Шаблон для страницы ошибки 404.</text:p>
        </text:list-item>
        <text:list-item>
          <text:p text:style-name="P4"><text:span text:style-name="Strong_20_Emphasis">search.php:</text:span> Шаблон для страницы результатов поиска.</text:p>
        </text:list-item>
        <text:list-item>
          <text:p text:style-name="P4"><text:span text:style-name="Strong_20_Emphasis">front-page.php:</text:span> Шаблон для главной страницы сайта.</text:p>
        </text:list-item>
        <text:list-item>
          <text:p text:style-name="P4"><text:span text:style-name="Strong_20_Emphasis">comments.php:</text:span> Шаблон для отображения комментариев.</text:p>
        </text:list-item>
      </text:list>
      <text:h text:style-name="P5" text:outline-level="3">Использование шаблонов:</text:h>
      <text:p text:style-name="P3">WordPress выбирает подходящий шаблон, исходя из иерархии файлов и типа страницы. Например, если нужно отобразить одиночный пост, WordPress ищет шаблон в следующем порядке: single.php -&gt; index.php. То есть, если в вашей теме нет файла single.php, WordPress использует index.php.</text:p>
      <text:p text:style-name="P3">Это базовая иерархия файлов для темы WordPress. Путём добавления дополнительных файлов шаблонов или использования специальных тегов и функций PHP, вы можете создавать более специфические шаблоны для разных типов контента на вашем сайте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S</meta:editing-duration>
    <meta:editing-cycles>3</meta:editing-cycles>
    <meta:generator>OpenOffice/4.1.14$Win32 OpenOffice.org_project/4114m1$Build-9811</meta:generator>
    <dc:date>2023-11-28T21:53:04.48</dc:date>
    <meta:document-statistic meta:table-count="0" meta:image-count="0" meta:object-count="0" meta:page-count="1" meta:paragraph-count="20" meta:word-count="233" meta:character-count="1692"/>
    <dc:creator>Dima Wide</dc:creator>
    <meta:user-defined meta:name="Info 1"/>
    <meta:user-defined meta:name="Info 2"/>
    <meta:user-defined meta:name="Info 3"/>
    <meta:user-defined meta:name="Info 4"/>
  </office:meta>
</office:document-meta>
</file>